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P1" style:parent-style-name="Standard">
      <style:paragraph-properties fo:background-color="#9900ff">
        <style:background-image/>
      </style:paragraph-properties>
    </style:style>
    <style:style style:family="paragraph" style:name="P2" style:parent-style-name="Standard">
      <style:paragraph-properties fo:background-color="#9900ff" style:line-spacing="1.499cm">
        <style:background-image/>
      </style:paragraph-properties>
    </style:style>
    <style:style style:family="paragraph" style:name="P3" style:parent-style-name="Standard">
      <style:paragraph-properties fo:background-color="#0000ff" style:line-spacing="1cm">
        <style:background-image/>
      </style:paragraph-properties>
    </style:style>
    <style:style style:family="paragraph" style:name="P4" style:parent-style-name="Standard">
      <style:paragraph-properties fo:background-color="#ffcc00" fo:line-height="150%">
        <style:background-image/>
      </style:paragraph-properties>
    </style:style>
    <style:style style:family="paragraph" style:name="P5" style:parent-style-name="Standard">
      <style:paragraph-properties fo:background-color="#ff6600">
        <style:background-image/>
      </style:paragraph-properties>
    </style:style>
    <style:style style:family="paragraph" style:master-page-name="" style:name="P6" style:parent-style-name="Standard">
      <style:paragraph-properties fo:background-color="#ff3333" fo:line-height="200%" style:page-number="auto">
        <style:background-image/>
      </style:paragraph-properties>
    </style:style>
    <style:style style:family="paragraph" style:name="P7" style:parent-style-name="Standard">
      <style:paragraph-properties fo:background-color="#ff00cc" fo:line-height="200%">
        <style:background-image/>
      </style:paragraph-properties>
    </style:style>
    <style:style style:family="paragraph" style:name="P8" style:parent-style-name="Standard">
      <style:paragraph-properties fo:background-color="#990099" style:line-height-at-least="0.3cm" style:shadow="none">
        <style:background-image/>
      </style:paragraph-properties>
    </style:style>
    <style:style style:family="paragraph" style:name="P9" style:parent-style-name="Standard">
      <style:paragraph-properties fo:background-color="#009900" fo:line-height="2cm">
        <style:background-image/>
      </style:paragraph-properties>
    </style:style>
    <style:style style:family="text" style:name="T1">
      <style:text-properties fo:font-size="44pt" style:font-size-asian="44pt" style:font-size-complex="44pt"/>
    </style:style>
    <style:style style:family="text" style:name="T2">
      <style:text-properties fo:background-color="#ffff00" fo:font-weight="bold" style:font-weight-asian="bold" style:font-weight-complex="bold"/>
    </style:style>
    <style:style style:family="text" style:name="T3">
      <style:text-properties fo:font-size="60pt" style:font-size-asian="60pt" style:font-size-complex="60pt"/>
    </style:style>
    <style:style style:family="paragraph" style:name="a71c5a9" style:parent-style-name="Standard">
      <style:paragraph-properties fo:background-color="#9900ff">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Einzeilig/single (100%) - the default nothing set in XML </text:span><text:span text:style-name="T2">– in office application 'normal' is equal '100%', in CSS/FO 'normal' is usually equal '110 to 120%'</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4"><text:span text:style-name="T2">1,5zeilig</text:span><text:span text:style-name="T2"> / </text:span><text:span text:style-name="T2">1.5 lines</text:span><text:span text:style-name="T2"> (</text:span><text:span text:style-name="T2">150</text:span><text:span text:style-name="T2"> % )</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6"><text:span text:style-name="T2">Zweizeilig / Double (200 %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7"><text:span text:style-name="T2">Proportional / proportional (200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8"><text:span text:style-name="T2">Mindestens / At Least (0,3 cm)</text:span>: abcdefg abcdefg abcdefg abcdefg abcdefg abcdefg abcdefg abcdefg abcdefg <text:s/>abcdefg abcdefg abcdefg abcdefg abcdefg abcdefg abcdefg abcdefg <text:span text:style-name="T1">abcdefg</text:span> 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 <text:soft-page-break/>abcdefg abcdefg abcdefg abcdefg abcdefg abcdefg abcdefg </text:p>
      <text:p text:style-name="a71c5a9"><text:span text:style-name="T2">Durchschuss / Leading 1,5cm</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1"/>
      <text:p text:style-name="P3"><text:span text:style-name="T2">Durchschuss / Leading 1,0cm:</text:span>: abcdefg abcdefg abcdefg abcdefg abcdefg abcdefg <text:span text:style-name="T3">abcdefg</text:span> abcdefg abcdefg abcdefg abcdefg abcdefg abcdefg abcdefg abcdefg abcdefg abcdefg <text:s/>abcdefg abcdefg abcdefg abcdefg abcdefg abcdefg abcdefg abcdefg abcdefg abcdefg abcdefg</text:p>
      <text:p text:style-name="P9"><text:span text:style-name="T2">fixed 2cm</text:span>: abcdefg abcdefg abcdefg abcdefg abcdefg abcdefg abcdefg abcdefg abcdefg abcdefg abcdefg abcdefg abcdefg abcdefg abcdefg abcdefg <text:span text:style-name="T1">abcdefg</text:span> abcdefg abcdefg <text:s/>abcdefg <text:s/>abcdefg </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283cm" draw:end-line-spacing-vertical="0.283cm" draw:fill-color="#cfe7f5" draw:shadow-offset-x="0.3cm" draw:shadow-offset-y="0.3cm" draw:start-line-spacing-horizontal="0.283cm" draw:start-line-spacing-vertical="0.283cm" fo:wrap-option="no-wrap" style:flow-with-text="false" svg:stroke-color="#808080"/>
      <style:paragraph-properties style:font-independent-line-spacing="false" style:line-break="strict" style:text-autospace="ideograph-alpha" style:writing-mode="lr-tb">
        <style:tab-stops/>
      </style:paragraph-properties>
      <style:text-properties fo:country="DE" fo:font-size="12pt" fo:language="de"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DE" fo:font-size="12pt" fo:hyphenate="false" fo:hyphenation-push-char-count="2" fo:hyphenation-remain-char-count="2" fo:language="de" style:country-asian="CN" style:country-complex="IN" style:font-name="Times New Roman" style:font-name-asian="SimSun" style:font-name-complex="Mangal"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Microsoft YaHei"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13-10-10T20:05:06.04</meta:creation-date>
    <dc:date>2018-04-06T23:27:16</dc:date>
    <meta:editing-duration>PT0.061S</meta:editing-duration>
    <meta:editing-cycles>27</meta:editing-cycles>
    <meta:generator>StarOffice/8$Win32 OpenOffice.org_project/680m18$Build-9161</meta:generator>
    <dc:creator>Svante Schubert</dc:creator>
    <meta:document-statistic meta:character-count="2514" meta:image-count="0" meta:object-count="0" meta:page-count="2" meta:paragraph-count="8" meta:table-count="0" meta:word-count="318"/>
  </office:meta>
</office:document-meta>
</file>